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 btrfs Partitionen</text:p>
              </text:list-item>
              <text:list-item>
                <text:p>Mounte die Partition mit aktivierter Kompression</text:p>
              </text:list-item>
              <text:list-item>
                <text:p>Generiere ein File, dass ~50% der Partition ist</text:p>
              </text:list-item>
              <text:list-item>
                <text:p>Überprüfe die Diskauslas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 btrfs Partitionen</text:p>
              </text:list-item>
              <text:list-item>
                <text:p>Erstelle ein File und mache einen Snapshot</text:p>
              </text:list-item>
              <text:list-item>
                <text:p>Verändere das File</text:p>
              </text:list-item>
              <text:list-item>
                <text:p>Mounte den Snapshot mit dem ursprünglichen File-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vier btrfs Partitionen mit RAID10 für die Daten und die Meta-Daten</text:p>
              </text:list-item>
              <text:list-item>
                <text:p>Entferne eine der Disken und mounte das Volume im degraded Zustand</text:p>
              </text:list-item>
              <text:list-item>
                <text:p>Ersetze die kaputte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0:33:13.327813505</dc:date>
    <meta:editing-duration>PT4H5M20S</meta:editing-duration>
    <meta:editing-cycles>16</meta:editing-cycles>
    <meta:generator>LibreOffice/5.0.6.2$Linux_X86_64 LibreOffice_project/00$Build-2</meta:generator>
    <meta:document-statistic meta:object-count="41"/>
    <meta:user-defined meta:name="Modul_Area">SSA</meta:user-defined>
    <meta:user-defined meta:name="Modul_ID">1003</meta:user-defined>
    <meta:user-defined meta:name="Modul_Name">btrfs</meta:user-defined>
  </office:meta>
</office:document-meta>
</file>